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Arial" fo:font-size="24pt" style:font-name-asian="Arial" style:font-size-asian="24pt" style:font-name-complex="Arial" style:font-size-complex="24pt"/>
    </style:style>
    <style:style style:name="P3" style:family="paragraph" style:parent-style-name="Standard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4" style:family="paragraph" style:parent-style-name="Standard">
      <style:text-properties style:font-name="Arial" fo:font-size="48pt" style:font-name-asian="Arial" style:font-size-asian="48pt" style:font-name-complex="Arial" style:font-size-complex="48pt"/>
    </style:style>
    <style:style style:name="P5" style:family="paragraph" style:parent-style-name="Standard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6" style:family="paragraph" style:parent-style-name="Standard">
      <style:text-properties style:font-name="Arial" fo:font-size="14pt" fo:font-style="italic" fo:font-weight="normal" officeooo:rsid="001b02c9" officeooo:paragraph-rsid="001ef3f8" style:font-name-asian="Arial" style:font-size-asian="14pt" style:font-weight-asian="normal" style:font-name-complex="Arial" style:font-size-complex="14pt" style:font-weight-complex="normal"/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text-properties style:font-name="Univers" fo:font-size="18pt" fo:font-weight="normal" style:font-name-asian="Univers" style:font-size-asian="18pt" style:font-weight-asian="normal" style:font-name-complex="Univers" style:font-size-complex="18pt" style:font-weight-complex="normal"/>
    </style:style>
    <style:style style:name="P9" style:family="paragraph" style:parent-style-name="Standard">
      <style:text-properties style:font-name="Univers" fo:font-size="16pt" fo:font-weight="normal" style:font-name-asian="Univers" style:font-size-asian="16pt" style:font-weight-asian="normal" style:font-name-complex="Univers" style:font-size-complex="16pt" style:font-weight-complex="normal"/>
    </style:style>
    <style:style style:name="P10" style:family="paragraph" style:parent-style-name="Standard">
      <style:text-properties style:font-name="Times New Roman" fo:font-size="14pt" fo:font-style="normal" fo:font-weight="bold" officeooo:paragraph-rsid="001ef3f8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Times New Roman" fo:font-size="14pt" fo:font-style="normal" fo:font-weight="bold" officeooo:rsid="001bfeae" officeooo:paragraph-rsid="001ef3f8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12" style:family="paragraph" style:parent-style-name="Standard">
      <style:paragraph-properties fo:break-before="page"/>
      <style:text-properties style:font-name="Arial" fo:font-size="24pt" style:font-name-asian="Arial" style:font-size-asian="24pt" style:font-name-complex="Arial" style:font-size-complex="2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48pt" style:font-name-asian="Arial" style:font-size-asian="48pt" style:font-name-complex="Arial" style:font-size-complex="48pt"/>
    </style:style>
    <style:style style:name="P15" style:family="paragraph" style:parent-style-name="Standard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16" style:family="paragraph" style:parent-style-name="Standard" style:list-style-name="L1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17" style:family="paragraph" style:parent-style-name="Standard" style:list-style-name="L2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18" style:family="paragraph" style:parent-style-name="Standard" style:list-style-name="L3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19" style:family="paragraph" style:parent-style-name="Standard" style:list-style-name="L4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20" style:family="paragraph" style:parent-style-name="Standard" style:list-style-name="L5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21" style:family="paragraph" style:parent-style-name="Standard" style:list-style-name="L6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22" style:family="paragraph" style:parent-style-name="Standard" style:list-style-name="L7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23" style:family="paragraph" style:parent-style-name="Standard">
      <style:text-properties style:font-name="Arial" fo:font-size="20pt" fo:language="de" fo:country="DE" fo:font-style="italic" fo:font-weight="normal" officeooo:rsid="001b02c9" officeooo:paragraph-rsid="002240b1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P24" style:family="paragraph" style:parent-style-name="Standard">
      <style:text-properties style:font-name="Times New Roman" fo:font-size="14pt" fo:font-style="italic" fo:font-weight="normal" officeooo:rsid="001b02c9" officeooo:paragraph-rsid="001ef3f8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fo:font-style="italic" officeooo:paragraph-rsid="002240b1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tyle="italic" fo:font-weight="normal" officeooo:paragraph-rsid="002240b1" style:font-style-asian="italic" style:font-weight-asian="normal" style:font-style-complex="italic" style:font-weight-complex="normal"/>
    </style:style>
    <style:style style:name="P27" style:family="paragraph" style:parent-style-name="Standard" style:list-style-name="L1">
      <style:paragraph-properties fo:margin-left="0.499cm" fo:margin-right="0cm" fo:text-indent="-0.499cm" style:auto-text-indent="false"/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28" style:family="paragraph" style:parent-style-name="Standard" style:list-style-name="L2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29" style:family="paragraph" style:parent-style-name="Standard" style:list-style-name="L3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0" style:family="paragraph" style:parent-style-name="Standard" style:list-style-name="L4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1" style:family="paragraph" style:parent-style-name="Standard" style:list-style-name="L5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2" style:family="paragraph" style:parent-style-name="Standard" style:list-style-name="L6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3" style:family="paragraph" style:parent-style-name="Standard" style:list-style-name="L8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4" style:family="paragraph" style:parent-style-name="Standard" style:list-style-name="L9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5" style:family="paragraph" style:parent-style-name="Standard" style:list-style-name="L10">
      <style:paragraph-properties fo:margin-left="0.499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6" style:family="paragraph" style:parent-style-name="Standard" style:list-style-name="L8">
      <style:paragraph-properties fo:margin-left="0.499cm" fo:margin-right="0cm" fo:text-indent="-0.499cm" style:auto-text-indent="false"/>
      <style:text-properties style:font-name="Univers" fo:font-size="18pt" fo:font-weight="normal" style:font-name-asian="Univers" style:font-size-asian="18pt" style:font-weight-asian="normal" style:font-name-complex="Univers" style:font-size-complex="18pt" style:font-weight-complex="normal"/>
    </style:style>
    <style:style style:name="P37" style:family="paragraph" style:parent-style-name="Standard" style:list-style-name="L10">
      <style:paragraph-properties fo:margin-left="0.499cm" fo:margin-right="0cm" fo:text-indent="-0.499cm" style:auto-text-indent="false" fo:break-before="page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P38" style:family="paragraph" style:parent-style-name="Standard" style:list-style-name="L10">
      <style:paragraph-properties fo:margin-left="0.499cm" fo:margin-right="0cm" fo:text-indent="-0.499cm" style:auto-text-indent="false" fo:break-before="pag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39" style:family="paragraph" style:parent-style-name="Standard" style:list-style-name="L6">
      <style:paragraph-properties fo:margin-left="1.748cm" fo:margin-right="0cm" fo:text-indent="-0.49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40" style:family="paragraph" style:parent-style-name="Standard" style:list-style-name="L9">
      <style:paragraph-properties fo:margin-left="1.748cm" fo:margin-right="0cm" fo:text-indent="-0.499cm" style:auto-text-indent="false"/>
      <style:text-properties style:font-name="Univers" fo:font-size="18pt" fo:font-weight="normal" style:font-name-asian="Univers" style:font-size-asian="18pt" style:font-weight-asian="normal" style:font-name-complex="Univers" style:font-size-complex="18pt" style:font-weight-complex="normal"/>
    </style:style>
    <style:style style:name="P41" style:family="paragraph" style:parent-style-name="Standard" style:list-style-name="L11">
      <style:paragraph-properties fo:margin-left="1.249cm" fo:margin-right="0cm" fo:text-indent="-1.24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P42" style:family="paragraph" style:parent-style-name="Standard" style:list-style-name="L11">
      <style:paragraph-properties fo:margin-left="2.498cm" fo:margin-right="0cm" fo:text-indent="-1.249cm" style:auto-text-indent="false"/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1" style:family="text">
      <style:text-properties officeooo:rsid="001996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4pt" style:font-name-asian="Arial" style:font-size-asian="14pt" style:font-name-complex="Arial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color="#000000" style:text-outline="false" style:text-line-through-style="none" fo:text-shadow="none" style:text-underline-style="none" fo:font-weight="normal" officeooo:rsid="001b02c9" style:letter-kerning="true" style:font-weight-asian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fo:font-weight="normal" officeooo:rsid="0004adac" style:letter-kerning="true" style:font-weight-asian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text-shadow="none" style:text-underline-style="none" fo:font-weight="normal" officeooo:rsid="002240b1" style:letter-kerning="true" style:font-weight-asian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style:num-prefix="·" text:bullet-char="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1">
        <style:list-level-properties text:min-label-width="1.249cm"/>
      </text:list-level-style-number>
      <text:list-level-style-number text:level="2" style:num-format="1" text:display-levels="2">
        <style:list-level-properties text:min-label-width="1.249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Aufgabe</text:span></text:p>
      <text:p text:style-name="P3"/>
      <text:p text:style-name="P3">In einem ASCII-Text mit maximal 2048 Zeichen sollen die Wortlängen analysiert werden</text:p>
      <text:p text:style-name="P3"/>
      <text:list xml:id="list36685283" text:style-name="L1">
        <text:list-item>
          <text:p text:style-name="P27">Ein Rundblick</text:p>
        </text:list-item>
        <text:list-item>
          <text:p text:style-name="P27">Beispiel und Anwendung</text:p>
        </text:list-item>
        <text:list-item>
          <text:p text:style-name="P27">Detail-Spezifikation</text:p>
        </text:list-item>
        <text:list-item>
          <text:p text:style-name="P27">Entwurf</text:p>
        </text:list-item>
        <text:list-item>
          <text:p text:style-name="P27">Testverfahren, Testprotokolle</text:p>
        </text:list-item>
        <text:list-item>
          <text:p text:style-name="P16">Resumée</text:p>
        </text:list-item>
      </text:list>
      <text:p text:style-name="P3"/>
      <text:p text:style-name="P25"><text:span text:style-name="T5">Copyright </text:span><text:span text:style-name="T6">199</text:span><text:span text:style-name="T7">8</text:span><text:span text:style-name="T5">-2015 Rolf Hemmerling</text:span></text:p>
      <text:p text:style-name="P26"><text:span text:style-name="T3">Slides: </text:span><text:a xlink:type="simple" xlink:href="http://www.slideshare.net/hemmerling/"><text:span text:style-name="T4">http://www.slideshare.net/hemmerling/</text:span></text:a><text:span text:style-name="T4"> </text:span></text:p>
      <text:p text:style-name="P23"><text:span text:style-name="T4">License: Creative Commons - Attribution-ShareAlike 4.0 Generic ( </text:span><text:a xlink:type="simple" xlink:href="http://www.creativecommons.org/licenses/by-sa/4.0/"><text:span text:style-name="T4">http://www.creativecommons.org/licenses/by-sa/4.0/</text:span></text:a><text:span text:style-name="T4"> <text:s/>)</text:span></text:p>
      <text:p text:style-name="P6"/>
      <text:p text:style-name="P10">Rolf Hemmerling</text:p>
      <text:p text:style-name="P10">M-Nr. 916657</text:p>
      <text:p text:style-name="P11">Hannover, 1998-12-14</text:p>
      <text:p text:style-name="P12">Aufgabe</text:p>
      <text:p text:style-name="P5">In einem ASCII-Text mit maximal 2048 Zeichen sollen die Wortlängen analysiert werden</text:p>
      <text:p text:style-name="P5"/>
      <text:p text:style-name="P4">?</text:p>
      <text:p text:style-name="P5">Textanalyse = Text-Processing = Text-Verarbeitung</text:p>
      <text:p text:style-name="P7"/>
      <text:p text:style-name="P2">WC</text:p>
      <text:p text:style-name="P2">WordCount</text:p>
      <text:list xml:id="list36690320" text:style-name="L2">
        <text:list-item>
          <text:p text:style-name="P28">Zeilenzahl, Anzahl Worte, Anzahl Zeichen</text:p>
        </text:list-item>
        <text:list-item>
          <text:p text:style-name="P28">Worttrenner: Leerzeichen und Zeilenende</text:p>
        </text:list-item>
        <text:list-item>
          <text:p text:style-name="P28">Beispiel: <text:s/>WC &lt; datei.txt <text:s/>&gt;ausgabe.txt</text:p>
        </text:list-item>
        <text:list-item>
          <text:p text:style-name="P17">Beispielausgabe: </text:p>
        </text:list-item>
      </text:list>
      <text:p text:style-name="P8">2078 <text:s text:c="3"/>3695 <text:s text:c="2"/>43009</text:p>
      <text:p text:style-name="P5"/>
      <text:p text:style-name="P4">!</text:p>
      <text:p text:style-name="P2"/>
      <text:p text:style-name="P2">WLENGTH</text:p>
      <text:list xml:id="list36692729" text:style-name="L3">
        <text:list-item>
          <text:p text:style-name="P29">Wortlängen und ihrer Häufigkeit</text:p>
        </text:list-item>
        <text:list-item>
          <text:p text:style-name="P29">Worttrenner: Leerzeichen und Zeilenende</text:p>
        </text:list-item>
        <text:list-item>
          <text:p text:style-name="P29">Beispiel: WLENGTH &lt;datei.txt &gt; ausgabe.txt</text:p>
        </text:list-item>
        <text:list-item>
          <text:p text:style-name="P29">1.Spalte: Wortlänge</text:p>
        </text:list-item>
        <text:list-item>
          <text:p text:style-name="P29">2.Spalte: Häufigkeit</text:p>
        </text:list-item>
        <text:list-item>
          <text:p text:style-name="P18">Beispielausgabe</text:p>
        </text:list-item>
      </text:list>
      <text:p text:style-name="P9">1<text:tab/>3</text:p>
      <text:p text:style-name="P9">2<text:tab/>2</text:p>
      <text:p text:style-name="P5"/>
      <text:p text:style-name="P2"><text:soft-page-break/>ANALYSE.BAT</text:p>
      <text:p text:style-name="P12">Beispieldatei:</text:p>
      <text:p text:style-name="P8">h Dies hh h</text:p>
      <text:p text:style-name="P8">, z, h, ,.</text:p>
      <text:p text:style-name="P8">ist ein Test</text:p>
      <text:p text:style-name="P8">Zwei zeilig</text:p>
      <text:p text:style-name="P8">drei Zeilig</text:p>
      <text:p text:style-name="P5"/>
      <text:p text:style-name="P5"/>
      <text:p text:style-name="P2">Beispiel-Analyse 1</text:p>
      <text:p text:style-name="P5"/>
      <text:list xml:id="list36692072" text:style-name="L4">
        <text:list-item>
          <text:p text:style-name="P30">1.Spalte = ansteigende Wortlänge </text:p>
        </text:list-item>
        <text:list-item>
          <text:p text:style-name="P19">2.Spalte = Häufigkeit</text:p>
        </text:list-item>
      </text:list>
      <text:p text:style-name="P5"/>
      <text:p text:style-name="P5">WLENGTH &lt;datei.txt</text:p>
      <text:p text:style-name="P3"/>
      <text:p text:style-name="P8"><text:s text:c="4"/>1 <text:s text:c="6"/>3</text:p>
      <text:p text:style-name="P8"><text:s text:c="4"/>2<text:tab/> 4</text:p>
      <text:p text:style-name="P8"><text:s text:c="4"/>3<text:tab/> 2</text:p>
      <text:p text:style-name="P8"><text:s text:c="4"/>4<text:tab/> 4</text:p>
      <text:p text:style-name="P8"><text:s text:c="4"/>6 <text:s text:c="6"/>2</text:p>
      <text:p text:style-name="P5"/>
      <text:p text:style-name="P2">Beispiel-Analyse 2</text:p>
      <text:p text:style-name="P5"/>
      <text:list xml:id="list36677206" text:style-name="L5">
        <text:list-item>
          <text:p text:style-name="P31">2.Spalte = ansteigende Häufigkeit</text:p>
        </text:list-item>
        <text:list-item>
          <text:p text:style-name="P20">1.Spalte = Wortlänge</text:p>
        </text:list-item>
      </text:list>
      <text:p text:style-name="P5">WLENGTH &lt;datei.txt <text:s/>| sort /+6</text:p>
      <text:p text:style-name="P5"/>
      <text:p text:style-name="P8"><text:s text:c="4"/>6 <text:s text:c="6"/>2</text:p>
      <text:p text:style-name="P8"><text:s text:c="4"/>3<text:tab/> 2</text:p>
      <text:p text:style-name="P8"><text:s text:c="4"/>1<text:tab/> 3</text:p>
      <text:p text:style-name="P8"><text:s text:c="4"/>2<text:tab/> 4</text:p>
      <text:p text:style-name="P8"><text:soft-page-break/><text:s text:c="4"/>4 <text:s text:c="6"/>4</text:p>
      <text:p text:style-name="P12">Detail-Spezifikation</text:p>
      <text:p text:style-name="P5"/>
      <text:list xml:id="list36681821" text:style-name="L6">
        <text:list-item>
          <text:p text:style-name="P32">Text-Verarbeitung</text:p>
        </text:list-item>
        <text:list-item>
          <text:p text:style-name="P39">ASCII oder PC-Zeichensatz Texte</text:p>
          <text:p text:style-name="P32"/>
        </text:list-item>
        <text:list-item>
          <text:p text:style-name="P39">Wortlängen &lt; 255, &gt;255</text:p>
          <text:p text:style-name="P32"/>
        </text:list-item>
        <text:list-item>
          <text:p text:style-name="P39">max. Zeilenlänge = 2048 Zeichen</text:p>
          <text:p text:style-name="P32"/>
        </text:list-item>
        <text:list-item>
          <text:p text:style-name="P39">max. Häufigkeit &lt; 65.534, &gt;65534</text:p>
          <text:p text:style-name="P32"/>
        </text:list-item>
        <text:list-item>
          <text:p text:style-name="P39">Dateilänge &gt;&gt; 2048 Zeichen</text:p>
          <text:p text:style-name="P32"><text:s/></text:p>
        </text:list-item>
        <text:list-item>
          <text:p text:style-name="P39">Zeilenweise Abarbeitung</text:p>
          <text:p text:style-name="P32"/>
        </text:list-item>
        <text:list-item>
          <text:p text:style-name="P39">Worttrenner: Leerzeichen = 0x20, Dateizeilenende</text:p>
          <text:p text:style-name="P32"/>
        </text:list-item>
        <text:list-item>
          <text:p text:style-name="P32">Exkurs: Dateizeilenende, Funktion ´gets()´</text:p>
          <text:p text:style-name="P32"/>
        </text:list-item>
        <text:list-item>
          <text:p text:style-name="P32">Ausgabeformat, Weiterverarbeitung</text:p>
          <text:p text:style-name="P32"/>
        </text:list-item>
        <text:list-item>
          <text:p text:style-name="P32">Benutzerfreundliche Bedienung durch Batch-Datei</text:p>
          <text:p text:style-name="P32"/>
        </text:list-item>
        <text:list-item>
          <text:p text:style-name="P32">Microsoft-C, Large Modell</text:p>
          <text:p text:style-name="P32"/>
        </text:list-item>
        <text:list-item>
          <text:p text:style-name="P32">Abschätzung - Verwendung der INTEL 80x86 String-Funktionen (SCASCB) ?</text:p>
          <text:p text:style-name="P32"/>
        </text:list-item>
        <text:list-item>
          <text:p text:style-name="P21">Lauffähigkeit, Portabilität</text:p>
        </text:list-item>
      </text:list>
      <text:p text:style-name="P5"/>
      <text:list xml:id="list36682628" text:style-name="L7">
        <text:list-item>
          <text:p text:style-name="P22">Testumgebung</text:p>
        </text:list-item>
      </text:list>
      <text:p text:style-name="P12">Entwurf</text:p>
      <text:p text:style-name="P5"/>
      <text:list xml:id="list36673617" text:style-name="L8">
        <text:list-item>
          <text:p text:style-name="P33">Assembler-Version</text:p>
          <text:p text:style-name="P36">extern int GP_wlength1(unsigned int *IV_anzeige,</text:p>
          <text:p text:style-name="P36">char *IV_puffer,</text:p>
          <text:p text:style-name="P36">unsigned int VV_laenge);</text:p>
          <text:p text:style-name="P33"/>
        </text:list-item>
        <text:list-item>
          <text:p text:style-name="P33">C-Version</text:p>
          <text:p text:style-name="P36">int GP_wlength2(unsigned int *IV_anzeige, </text:p>
          <text:p text:style-name="P36">char *IV_puffer,</text:p>
          <text:p text:style-name="P36">unsigned int VV_laenge);</text:p>
          <text:p text:style-name="P33"/>
        </text:list-item>
        <text:list-item>
          <text:p text:style-name="P33">Eigenen Puffer in geforderter Größe </text:p>
          <text:p text:style-name="P33">anmelden (ANSI-C): </text:p>
          <text:p text:style-name="P33">setvbuf() <text:s/></text:p>
          <text:p text:style-name="P33"/>
        </text:list-item>
        <text:list-item>
          <text:p text:style-name="P33">Intel 80x86 String-Funktionen Verwendung (SCASB)</text:p>
          <text:p text:style-name="P33"/>
        </text:list-item>
        <text:list-item>
          <text:p text:style-name="P33">Fallbehandlung</text:p>
          <text:p text:style-name="P33"/>
        </text:list-item>
      </text:list>
      <text:list xml:id="list36690282" text:style-name="L9">
        <text:list-item>
          <text:p text:style-name="P40">_hallo</text:p>
        </text:list-item>
        <text:list-item>
          <text:p text:style-name="P40">hallo_</text:p>
        </text:list-item>
        <text:list-item>
          <text:p text:style-name="P40">hallo_x</text:p>
        </text:list-item>
        <text:list-item>
          <text:p text:style-name="P40">x_hallo</text:p>
        </text:list-item>
        <text:list-item>
          <text:p text:style-name="P40">x</text:p>
          <text:p text:style-name="P34"/>
        </text:list-item>
      </text:list>
      <text:list xml:id="list36679972" text:style-name="L10">
        <text:list-item>
          <text:p text:style-name="P35">Flußdiagramme</text:p>
          <text:p text:style-name="P35"/>
        </text:list-item>
        <text:list-item>
          <text:p text:style-name="P35">Zustandsdiagramm</text:p>
        </text:list-item>
        <text:list-item>
          <text:p text:style-name="P37">Fallbeispiel: hallo_x</text:p>
          <text:p text:style-name="P35"/>
        </text:list-item>
        <text:list-item>
          <text:p text:style-name="P35">CX=7, REPZ SCASB = Suche nach SPACE: (h)allo_x </text:p>
        </text:list-item>
        <text:list-item>
          <text:p text:style-name="P35">CX=6, Z=0: h(a)llo_x</text:p>
        </text:list-item>
        <text:list-item>
          <text:p text:style-name="P35">CX=7, Korrektur: (h)allo_x</text:p>
        </text:list-item>
        <text:list-item>
          <text:p text:style-name="P35">CX=7, REPNZ SCASB = Suche nach Nicht-SPACE: (h)allo_x</text:p>
        </text:list-item>
        <text:list-item>
          <text:p text:style-name="P35">CX=6, Z=0: h(a)llo_x</text:p>
        </text:list-item>
        <text:list-item>
          <text:p text:style-name="P35">CX=5, Z=0: ha(l)lo_x</text:p>
        </text:list-item>
        <text:list-item>
          <text:p text:style-name="P35">..</text:p>
        </text:list-item>
        <text:list-item>
          <text:p text:style-name="P35">CX=2, Z=0: hallo(_)x</text:p>
        </text:list-item>
        <text:list-item>
          <text:p text:style-name="P35">CX=1, Z=1: hallo_(x)</text:p>
        </text:list-item>
        <text:list-item>
          <text:p text:style-name="P35">CX=2, Korrektur: hallo(_)x</text:p>
        </text:list-item>
        <text:list-item>
          <text:p text:style-name="P35">CX=2, REPZ SCASB = Suche nach Space: hallo(_)x</text:p>
        </text:list-item>
        <text:list-item>
          <text:p text:style-name="P35">CX=1, Z=1: hallo_(x)</text:p>
        </text:list-item>
        <text:list-item>
          <text:p text:style-name="P35">CX=1, Z=0: hallo_x()</text:p>
        </text:list-item>
        <text:list-item>
          <text:p text:style-name="P35">CX=1, Korrektur: hallo_(x)</text:p>
        </text:list-item>
        <text:list-item>
          <text:p text:style-name="P35">CX=1, REPNZ SCASB = Suche nach Nicht-Space: hallo_(x)</text:p>
        </text:list-item>
        <text:list-item>
          <text:p text:style-name="P35">CX=0, Z=0, hallo_x()</text:p>
        </text:list-item>
        <text:list-item>
          <text:p text:style-name="P35">Keine Korrektur, fertig !<text:line-break/><text:line-break/></text:p>
        </text:list-item>
        <text:list-item>
          <text:p text:style-name="P38"/>
        </text:list-item>
      </text:list>
      <text:p text:style-name="Standard"/>
      <text:p text:style-name="P2">Testverfahren, Testprotokolle</text:p>
      <text:p text:style-name="P5"/>
      <text:list xml:id="list36680865" text:style-name="L11">
        <text:list-item>
          <text:p text:style-name="P41">Verfolgen des Programmablaufs</text:p>
          <text:p text:style-name="P41"/>
          <text:list>
            <text:list-item>
              <text:p text:style-name="P42">Präprozessor-Kommandos (#define, #ifdef,..)</text:p>
            </text:list-item>
          </text:list>
          <text:p text:style-name="P41"/>
          <text:list text:continue-numbering="true">
            <text:list-item>
              <text:p text:style-name="P42">ASM: Textausgabe per Betriebssystemsfunktionen </text:p>
            </text:list-item>
          </text:list>
          <text:p text:style-name="P41"/>
          <text:list text:continue-numbering="true">
            <text:list-item>
              <text:p text:style-name="P42">Source-Level Debugger</text:p>
            </text:list-item>
          </text:list>
          <text:p text:style-name="P41"/>
        </text:list-item>
        <text:list-item>
          <text:p text:style-name="P41">Testen von Algorithmen</text:p>
          <text:p text:style-name="P41"/>
          <text:list>
            <text:list-item>
              <text:p text:style-name="P42">Optimale Formulierung in C</text:p>
            </text:list-item>
          </text:list>
          <text:p text:style-name="P41"/>
          <text:list text:continue-numbering="true">
            <text:list-item>
              <text:p text:style-name="P42">Dem Assembler angenäherte Formulierung in C (hier: explizites Auftauchen von CX)</text:p>
            </text:list-item>
          </text:list>
          <text:p text:style-name="P41"/>
          <text:list text:continue-numbering="true">
            <text:list-item>
              <text:p text:style-name="P42">Assembler-Routine</text:p>
            </text:list-item>
          </text:list>
          <text:p text:style-name="P41"/>
          <text:list text:continue-numbering="true">
            <text:list-item>
              <text:p text:style-name="P42">Automatischer Vergleich der Ergebnisse mehrerer Algorithmen</text:p>
            </text:list-item>
          </text:list>
          <text:p text:style-name="P42"/>
          <text:list text:continue-numbering="true">
            <text:list-item>
              <text:p text:style-name="P42">Ergebnisse mit anderen Programmen vergleichen (hier: WC)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meta:creation-date>1998-12-16T17:30:00</meta:creation-date>
    <dc:date>2015-03-25T16:59:35.03</dc:date>
    <meta:print-date>1998-12-17T17:10:00</meta:print-date>
    <meta:editing-cycles>40</meta:editing-cycles>
    <meta:editing-duration>PT8H7M40S</meta:editing-duration>
    <meta:generator>LibreOffice/3.6$Windows_x86 LibreOffice_project/e183d5b-f8ccaf6-3804794-95b4be8-895629</meta:generator>
    <meta:document-statistic meta:table-count="0" meta:image-count="0" meta:object-count="0" meta:page-count="9" meta:paragraph-count="128" meta:word-count="472" meta:character-count="3214" meta:non-whitespace-character-count="2861"/>
    <meta:user-defined meta:name="Info 1"/>
    <meta:user-defined meta:name="Info 2"/>
    <meta:user-defined meta:name="Info 3"/>
    <meta:user-defined meta:name="Info 4"/>
  </office:meta>
</office:document-meta>
</file>